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onsolas" svg:font-family="Consolas, 'Courier New'"/>
    <style:font-face style:name="Consolas1" svg:font-family="Consolas, 'Courier New'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2*"/>
    </style:style>
    <style:style style:name="Table1.B" style:family="table-column">
      <style:table-column-properties style:column-width="0.9076in" style:rel-column-width="8589*"/>
    </style:style>
    <style:style style:name="Table1.C" style:family="table-column">
      <style:table-column-properties style:column-width="1.1694in" style:rel-column-width="11067*"/>
    </style:style>
    <style:style style:name="Table1.D" style:family="table-column">
      <style:table-column-properties style:column-width="1.3854in" style:rel-column-width="13110*"/>
    </style:style>
    <style:style style:name="Table1.E" style:family="table-column">
      <style:table-column-properties style:column-width="1.3847in" style:rel-column-width="13104*"/>
    </style:style>
    <style:style style:name="Table1.F" style:family="table-column">
      <style:table-column-properties style:column-width="1.3854in" style:rel-column-width="13113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14pt" fo:language="fr" fo:country="FR" officeooo:rsid="000136c3" officeooo:paragraph-rsid="000136c3"/>
    </style:style>
    <style:style style:name="P2" style:family="paragraph" style:parent-style-name="Standard">
      <style:paragraph-properties fo:text-align="center" style:justify-single-word="false"/>
      <style:text-properties fo:font-size="14pt" fo:language="fr" fo:country="FR" officeooo:rsid="000048fb" officeooo:paragraph-rsid="000048fb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style:text-underline-style="none" fo:font-weight="normal" officeooo:rsid="00069c25" officeooo:paragraph-rsid="000a491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fo:font-weight="bold" officeooo:rsid="00069c25" officeooo:paragraph-rsid="00077ef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fo:font-weight="bold" officeooo:rsid="00069c25" officeooo:paragraph-rsid="00069c2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fo:font-weight="bold" officeooo:rsid="00069c25" officeooo:paragraph-rsid="00097898" style:font-weight-asian="bold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16pt" fo:language="fr" fo:country="FR" style:text-underline-style="solid" style:text-underline-width="auto" style:text-underline-color="font-color" fo:font-weight="bold" officeooo:rsid="000f3ac4" officeooo:paragraph-rsid="000f3ac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fo:font-weight="bold" officeooo:rsid="000f3ac4" officeooo:paragraph-rsid="000f3ac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fr" fo:country="FR" style:text-underline-style="none" fo:font-weight="normal" officeooo:rsid="00069c25" officeooo:paragraph-rsid="00069c2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language="fr" fo:country="FR" style:text-underline-style="none" fo:font-weight="normal" officeooo:rsid="00069c25" officeooo:paragraph-rsid="00097898" style:font-weight-asian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6pt" fo:language="fr" fo:country="FR" officeooo:paragraph-rsid="00069c25" style:font-size-asian="16pt" style:font-size-complex="16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6pt" fo:language="fr" fo:country="FR" officeooo:paragraph-rsid="00077efb" style:font-size-asian="16pt" style:font-size-complex="16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6pt" fo:language="fr" fo:country="FR" officeooo:paragraph-rsid="00088683" style:font-size-asian="16pt" style:font-size-complex="16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6pt" fo:language="fr" fo:country="FR" officeooo:paragraph-rsid="00097898" style:font-size-asian="16pt" style:font-size-complex="16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6pt" fo:language="fr" fo:country="FR" officeooo:paragraph-rsid="000a4911" style:font-size-asian="16pt" style:font-size-complex="16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16pt" fo:language="fr" fo:country="FR" officeooo:paragraph-rsid="000be43e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paragraph-rsid="000a4911"/>
    </style:style>
    <style:style style:name="P18" style:family="paragraph" style:parent-style-name="Standard">
      <style:paragraph-properties fo:text-align="start" style:justify-single-word="false" fo:break-before="page"/>
      <style:text-properties fo:font-size="16pt" fo:font-weight="bold" officeooo:paragraph-rsid="000a4911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paragraph-rsid="000be43e"/>
    </style:style>
    <style:style style:name="P20" style:family="paragraph" style:parent-style-name="Table_20_Contents">
      <style:paragraph-properties fo:text-align="center" style:justify-single-word="false"/>
      <style:text-properties fo:font-size="16pt" fo:font-weight="bold" officeooo:rsid="000f3ac4" officeooo:paragraph-rsid="000f3ac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paragraph-rsid="000a4911" style:font-size-asian="16pt" style:font-style-asian="normal" style:font-size-complex="16pt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0fe2e4" officeooo:paragraph-rsid="000fe2e4" style:font-size-asian="14pt" style:font-size-complex="14pt"/>
    </style:style>
    <style:style style:name="P23" style:family="paragraph" style:parent-style-name="Standard" style:master-page-name="">
      <loext:graphic-properties draw:fill="none"/>
      <style:paragraph-properties fo:margin-left="0.5618in" fo:margin-right="0in" fo:text-align="start" style:justify-single-word="false" fo:text-indent="0in" style:auto-text-indent="false" style:page-number="auto" fo:background-color="transparent"/>
      <style:text-properties fo:color="#000000" loext:opacity="100%" style:font-name="Consolas1" fo:font-size="16pt" fo:language="fr" fo:country="FR" fo:font-weight="normal" officeooo:paragraph-rsid="00069c25" fo:background-color="#ffffff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color="#3b3b3b" loext:opacity="100%" style:font-name="Consolas1" fo:font-size="16pt" fo:font-weight="normal" officeooo:paragraph-rsid="00097898" fo:background-color="#ffffff" style:font-size-asian="16pt" style:font-size-complex="16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0be43e"/>
    </style:style>
    <style:style style:name="P26" style:family="paragraph" style:parent-style-name="Text_20_body">
      <style:paragraph-properties fo:text-align="center" style:justify-single-word="false" fo:break-before="page"/>
      <style:text-properties fo:font-size="20pt" fo:language="fr" fo:country="FR" style:text-underline-style="solid" style:text-underline-width="auto" style:text-underline-color="font-color" fo:font-weight="bold" officeooo:rsid="000136c3" officeooo:paragraph-rsid="000136c3" style:font-weight-asian="bold" style:font-weight-complex="bold"/>
    </style:style>
    <style:style style:name="P27" style:family="paragraph" style:parent-style-name="Text_20_body">
      <style:paragraph-properties fo:text-align="center" style:justify-single-word="false" fo:break-before="page"/>
      <style:text-properties fo:font-size="20pt" fo:language="fr" fo:country="FR" style:text-underline-style="solid" style:text-underline-width="auto" style:text-underline-color="font-color" fo:font-weight="bold" officeooo:rsid="000136c3" officeooo:paragraph-rsid="00077efb" style:font-weight-asian="bold" style:font-weight-complex="bold"/>
    </style:style>
    <style:style style:name="P28" style:family="paragraph" style:parent-style-name="Text_20_body">
      <style:paragraph-properties fo:text-align="center" style:justify-single-word="false" fo:break-before="page"/>
      <style:text-properties fo:font-size="20pt" fo:language="fr" fo:country="FR" officeooo:paragraph-rsid="00097898"/>
    </style:style>
    <style:style style:name="P29" style:family="paragraph" style:parent-style-name="Text_20_body">
      <style:paragraph-properties fo:text-align="center" style:justify-single-word="false" fo:break-before="page"/>
      <style:text-properties fo:font-size="20pt" fo:language="fr" fo:country="FR" officeooo:paragraph-rsid="000a4911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20pt" fo:language="fr" fo:country="FR" officeooo:paragraph-rsid="000be43e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language="fr" fo:country="FR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language="fr" fo:country="FR" officeooo:paragraph-rsid="00077ef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language="fr" fo:country="FR" officeooo:paragraph-rsid="00097898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language="fr" fo:country="FR" officeooo:paragraph-rsid="000a4911"/>
    </style:style>
    <style:style style:name="P35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fo:font-weight="bold" officeooo:rsid="00069c25" officeooo:paragraph-rsid="000a4911" style:font-weight-asian="bold" style:font-weight-complex="bold"/>
    </style:style>
    <style:style style:name="P36" style:family="paragraph">
      <style:paragraph-properties fo:margin-left="0.5618in" fo:margin-right="0in" fo:margin-top="0.1654in" fo:margin-bottom="0.1374in" fo:line-height="100%" fo:text-align="start" fo:text-indent="0in"/>
      <style:text-properties style:font-name="Consolas" fo:font-size="16pt" style:font-size-asian="10pt" style:font-name-complex="Consolas" style:font-size-complex="16pt" style:font-weight-complex="bold"/>
    </style:style>
    <style:style style:name="P37" style:family="paragraph">
      <style:paragraph-properties fo:margin-left="0in" fo:margin-right="0in" fo:margin-top="0.1654in" fo:margin-bottom="0.1374in" fo:line-height="100%" fo:text-align="start" fo:text-indent="0in"/>
      <style:text-properties style:font-name="Consolas" fo:font-size="16pt" style:font-size-asian="10pt" style:font-name-complex="Consolas" style:font-size-complex="16pt" style:font-weight-complex="bold"/>
    </style:style>
    <style:style style:name="P38" style:family="paragraph">
      <loext:graphic-properties draw:fill-color="#eeeeee"/>
      <style:paragraph-properties fo:margin-left="0.5618in" fo:margin-right="0in" fo:margin-top="0.1654in" fo:margin-bottom="0.1374in" fo:line-height="100%" fo:text-align="start" fo:text-indent="0in" style:writing-mode="lr-tb"/>
      <style:text-properties style:font-name="Consolas" fo:font-size="16pt" style:font-size-asian="10pt" style:font-name-complex="Consolas" style:font-size-complex="16pt" style:font-weight-complex="bold"/>
    </style:style>
    <style:style style:name="P39" style:family="paragraph">
      <style:paragraph-properties fo:margin-left="0.5618in" fo:margin-right="0in" fo:margin-top="0.1654in" fo:margin-bottom="0.1374in" fo:text-align="start" fo:text-indent="0in"/>
      <style:text-properties style:font-name="Consolas" fo:font-size="14pt" style:font-size-asian="14pt" style:font-name-complex="Consolas" style:font-size-complex="14pt" style:font-weight-complex="bold"/>
    </style:style>
    <style:style style:name="P40" style:family="paragraph">
      <loext:graphic-properties draw:fill-color="#eeeeee"/>
      <style:paragraph-properties fo:margin-left="0.5618in" fo:margin-right="0in" fo:margin-top="0.1654in" fo:margin-bottom="0.1374in" fo:text-align="start" fo:text-indent="0in" style:writing-mode="lr-tb"/>
      <style:text-properties style:font-name="Consolas" fo:font-size="14pt" style:font-size-asian="14pt" style:font-name-complex="Consolas" style:font-size-complex="14pt" style:font-weight-complex="bold"/>
    </style:style>
    <style:style style:name="P41" style:family="paragraph">
      <style:paragraph-properties fo:margin-left="0.5618in" fo:margin-right="0in" fo:margin-top="0.1654in" fo:margin-bottom="0.1374in" fo:text-align="start" fo:text-indent="0in"/>
      <style:text-properties style:font-name="Consolas" fo:font-size="16pt" style:font-size-asian="10pt" style:font-name-complex="Consolas" style:font-size-complex="16pt" style:font-weight-complex="bold"/>
    </style:style>
    <style:style style:name="P42" style:family="paragraph">
      <style:paragraph-properties fo:margin-left="0in" fo:margin-right="0in" fo:margin-top="0.1654in" fo:margin-bottom="0.1374in" style:line-height-at-least="0.198in" fo:text-align="start" fo:text-indent="0in"/>
      <style:text-properties style:font-name="Consolas" fo:font-size="16pt" style:font-size-asian="10pt" style:font-name-complex="Consolas" style:font-size-complex="16pt" style:font-weight-complex="bold"/>
    </style:style>
    <style:style style:name="P43" style:family="paragraph">
      <loext:graphic-properties draw:fill-color="#eeeeee"/>
      <style:paragraph-properties fo:margin-left="0.5618in" fo:margin-right="0in" fo:margin-top="0.1654in" fo:margin-bottom="0.1374in" fo:text-align="start" fo:text-indent="0in" style:writing-mode="lr-tb"/>
      <style:text-properties style:font-name="Consolas" fo:font-size="16pt" style:font-size-asian="10pt" style:font-name-complex="Consolas" style:font-size-complex="16pt" style:font-weight-complex="bold"/>
    </style:style>
    <style:style style:name="P44" style:family="paragraph">
      <style:paragraph-properties fo:margin-left="0.5618in" fo:margin-right="0in" fo:margin-top="0.1654in" fo:margin-bottom="0.1374in" fo:text-indent="0in"/>
      <style:text-properties style:font-name="Consolas" fo:font-size="16pt" style:font-size-asian="10pt" style:font-name-complex="Consolas" style:font-size-complex="16pt"/>
    </style:style>
    <style:style style:name="P45" style:family="paragraph">
      <style:paragraph-properties fo:margin-left="0in" fo:margin-right="0in" fo:margin-top="0.1654in" fo:margin-bottom="0.1374in" style:line-height-at-least="0.198in" fo:text-indent="0in"/>
      <style:text-properties style:font-name="Consolas" fo:font-size="16pt" style:font-size-asian="10pt" style:font-name-complex="Consolas" style:font-size-complex="16pt"/>
    </style:style>
    <style:style style:name="P46" style:family="paragraph">
      <loext:graphic-properties draw:fill-color="#eeeeee"/>
      <style:paragraph-properties fo:margin-left="0.5618in" fo:margin-right="0in" fo:margin-top="0.1654in" fo:margin-bottom="0.1374in" fo:text-indent="0in" style:writing-mode="lr-tb"/>
      <style:text-properties style:font-name="Consolas" fo:font-size="16pt" style:font-size-asian="10pt" style:font-name-complex="Consolas" style:font-size-complex="16pt"/>
    </style:style>
    <style:style style:name="P47" style:family="paragraph">
      <style:paragraph-properties fo:margin-left="0.5618in" fo:margin-right="0in" fo:margin-top="0.1654in" fo:margin-bottom="0.1374in" fo:text-indent="0in"/>
      <style:text-properties style:font-name="Consolas" fo:font-size="10pt" style:font-size-asian="10pt" style:font-name-complex="Consolas" style:font-size-complex="10pt"/>
    </style:style>
    <style:style style:name="P48" style:family="paragraph">
      <style:paragraph-properties fo:margin-left="0in" fo:margin-right="0in" fo:margin-top="0.1654in" fo:margin-bottom="0.1374in" style:line-height-at-least="0.198in" fo:text-indent="0in"/>
      <style:text-properties style:font-name="Consolas" fo:font-size="10pt" style:font-size-asian="10pt" style:font-name-complex="Consolas" style:font-size-complex="10pt"/>
    </style:style>
    <style:style style:name="P49" style:family="paragraph">
      <loext:graphic-properties draw:fill-color="#eeeeee"/>
      <style:paragraph-properties fo:margin-left="0.5618in" fo:margin-right="0in" fo:margin-top="0.1654in" fo:margin-bottom="0.1374in" fo:text-indent="0in" style:writing-mode="lr-tb"/>
      <style:text-properties style:font-name="Consolas" fo:font-size="10pt" style:font-size-asian="10pt" style:font-name-complex="Consolas" style:font-size-complex="10pt"/>
    </style:style>
    <style:style style:name="P50" style:family="paragraph">
      <style:paragraph-properties fo:margin-left="0.5618in" fo:margin-right="0in" fo:text-indent="0in"/>
      <style:text-properties style:font-name="Consolas" fo:font-size="16pt" style:font-name-complex="Consolas" style:font-size-complex="16pt"/>
    </style:style>
    <style:style style:name="P51" style:family="paragraph">
      <style:paragraph-properties fo:margin-left="0.5618in" fo:margin-right="0in" style:line-height-at-least="0.198in" fo:text-indent="0in"/>
      <style:text-properties style:font-name="Consolas" fo:font-size="16pt" style:font-name-complex="Consolas" style:font-size-complex="16pt"/>
    </style:style>
    <style:style style:name="P52" style:family="paragraph">
      <loext:graphic-properties draw:fill-color="#eeeeee"/>
      <style:paragraph-properties fo:margin-left="0.5618in" fo:margin-right="0in" fo:text-indent="0in" style:writing-mode="lr-tb"/>
      <style:text-properties style:font-name="Consolas" fo:font-size="16pt" style:font-name-complex="Consolas" style:font-size-complex="16pt"/>
    </style:style>
    <style:style style:name="P53" style:family="paragraph"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fr" fo:country="FR" style:font-size-asian="16pt" style:font-size-complex="16pt"/>
    </style:style>
    <style:style style:name="T3" style:family="text">
      <style:text-properties fo:font-size="16pt" fo:language="fr" fo:country="FR" officeooo:rsid="000eb87c" style:font-size-asian="16pt" style:font-size-complex="16pt"/>
    </style:style>
    <style:style style:name="T4" style:family="text">
      <style:text-properties style:text-underline-style="solid" style:text-underline-width="auto" style:text-underline-color="font-color" fo:font-weight="bold" officeooo:rsid="00069c2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97898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a491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d900f" style:font-weight-asian="bold" style:font-weight-complex="bold"/>
    </style:style>
    <style:style style:name="T8" style:family="text">
      <style:text-properties officeooo:rsid="00088683"/>
    </style:style>
    <style:style style:name="T9" style:family="text">
      <style:text-properties fo:language="fr" fo:country="FR" style:text-underline-style="solid" style:text-underline-width="auto" style:text-underline-color="font-color" officeooo:rsid="00069c25" style:font-weight-asian="bold" style:font-weight-complex="bold"/>
    </style:style>
    <style:style style:name="T10" style:family="text">
      <style:text-properties fo:language="fr" fo:country="FR" officeooo:rsid="00069c25" style:font-weight-asian="bold" style:font-weight-complex="bold"/>
    </style:style>
    <style:style style:name="T11" style:family="text">
      <style:text-properties officeooo:rsid="00097898"/>
    </style:style>
    <style:style style:name="T12" style:family="text">
      <style:text-properties officeooo:rsid="000a4911"/>
    </style:style>
    <style:style style:name="T13" style:family="text">
      <style:text-properties officeooo:rsid="000be43e"/>
    </style:style>
    <style:style style:name="T14" style:family="text">
      <style:text-properties officeooo:rsid="000d900f"/>
    </style:style>
    <style:style style:name="T15" style:family="text">
      <style:text-properties fo:color="#0000ff" loext:opacity="100%" style:font-name="Consolas" fo:font-size="16pt" style:font-size-asian="14pt" style:font-name-complex="Consolas" style:font-size-complex="16pt" style:font-weight-complex="bold"/>
    </style:style>
    <style:style style:name="T16" style:family="text">
      <style:text-properties fo:color="#3b3b3b" loext:opacity="100%" style:font-name="Consolas" fo:font-size="16pt" style:font-size-asian="14pt" style:font-name-complex="Consolas" style:font-size-complex="16pt" style:font-weight-complex="bold"/>
    </style:style>
    <style:style style:name="T17" style:family="text">
      <style:text-properties fo:color="#795e26" loext:opacity="100%" style:font-name="Consolas" fo:font-size="16pt" style:font-size-asian="14pt" style:font-name-complex="Consolas" style:font-size-complex="16pt" style:font-weight-complex="bold"/>
    </style:style>
    <style:style style:name="T18" style:family="text">
      <style:text-properties fo:color="#000000" loext:opacity="100%" style:font-name="Consolas" fo:font-size="16pt" style:font-size-asian="14pt" style:font-name-complex="Consolas" style:font-size-complex="16pt" style:font-weight-complex="bold"/>
    </style:style>
    <style:style style:name="T19" style:family="text">
      <style:text-properties fo:color="#001080" loext:opacity="100%" style:font-name="Consolas" fo:font-size="16pt" style:font-size-asian="14pt" style:font-name-complex="Consolas" style:font-size-complex="16pt" style:font-weight-complex="bold"/>
    </style:style>
    <style:style style:name="T20" style:family="text">
      <style:text-properties fo:color="#098658" loext:opacity="100%" style:font-name="Consolas" fo:font-size="16pt" style:font-size-asian="14pt" style:font-name-complex="Consolas" style:font-size-complex="16pt" style:font-weight-complex="bold"/>
    </style:style>
    <style:style style:name="T21" style:family="text">
      <style:text-properties fo:color="#af00db" loext:opacity="100%" style:font-name="Consolas" fo:font-size="16pt" style:font-size-asian="14pt" style:font-name-complex="Consolas" style:font-size-complex="16pt" style:font-weight-complex="bold"/>
    </style:style>
    <style:style style:name="T22" style:family="text">
      <style:text-properties style:font-name="Consolas" fo:font-size="14pt" style:font-size-asian="14pt" style:font-name-complex="Consolas" style:font-size-complex="14pt" style:font-weight-complex="bold"/>
    </style:style>
    <style:style style:name="T23" style:family="text">
      <style:text-properties fo:color="#3b3b3b" loext:opacity="100%" style:font-name="Consolas" fo:font-size="14pt" style:font-size-asian="14pt" style:font-name-complex="Consolas" style:font-size-complex="14pt" style:font-weight-complex="bold"/>
    </style:style>
    <style:style style:name="T24" style:family="text">
      <style:text-properties fo:color="#0000ff" loext:opacity="100%" style:font-name="Consolas" fo:font-size="16pt" style:font-name-complex="Consolas" style:font-size-complex="16pt"/>
    </style:style>
    <style:style style:name="T25" style:family="text">
      <style:text-properties fo:color="#3b3b3b" loext:opacity="100%" style:font-name="Consolas" fo:font-size="16pt" style:font-name-complex="Consolas" style:font-size-complex="16pt"/>
    </style:style>
    <style:style style:name="T26" style:family="text">
      <style:text-properties fo:color="#795e26" loext:opacity="100%" style:font-name="Consolas" fo:font-size="16pt" style:font-name-complex="Consolas" style:font-size-complex="16pt"/>
    </style:style>
    <style:style style:name="T27" style:family="text">
      <style:text-properties fo:color="#000000" loext:opacity="100%" style:font-name="Consolas" fo:font-size="16pt" style:font-name-complex="Consolas" style:font-size-complex="16pt"/>
    </style:style>
    <style:style style:name="T28" style:family="text">
      <style:text-properties fo:color="#001080" loext:opacity="100%" style:font-name="Consolas" fo:font-size="16pt" style:font-name-complex="Consolas" style:font-size-complex="16pt"/>
    </style:style>
    <style:style style:name="T29" style:family="text">
      <style:text-properties fo:color="#098658" loext:opacity="100%" style:font-name="Consolas" fo:font-size="16pt" style:font-name-complex="Consolas" style:font-size-complex="16pt"/>
    </style:style>
    <style:style style:name="T30" style:family="text">
      <style:text-properties fo:color="#af00db" loext:opacity="100%" style:font-name="Consolas" fo:font-size="16pt" style:font-name-complex="Consolas" style:font-size-complex="16pt"/>
    </style:style>
    <style:style style:name="T31" style:family="text">
      <style:text-properties fo:color="#808080" loext:opacity="100%" style:font-name="Consolas" fo:font-size="16pt" style:font-name-complex="Consolas" style:font-size-complex="16pt"/>
    </style:style>
    <style:style style:name="T32" style:family="text">
      <style:text-properties fo:color="#000000" loext:opacity="100%" fo:font-size="16pt" style:font-size-complex="16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ize="22pt" style:font-size-asian="20pt" style:font-size-complex="22pt"/>
    </style:style>
    <style:style style:name="T38" style:family="text">
      <style:text-properties fo:font-size="24pt" style:text-underline-style="solid" style:text-underline-width="auto" style:text-underline-color="font-color" fo:font-weight="bold" style:font-size-asian="21pt" style:font-weight-asian="bold" style:font-size-complex="24pt" style:font-weight-complex="bold"/>
    </style:style>
    <style:style style:name="gr1" style:family="graphic">
      <style:graphic-properties svg:stroke-width="0.0799in" svg:stroke-color="#000000" draw:marker-start-width="0.2575in" draw:marker-end-width="0.2575in" draw:fill-color="#eeeeee" draw:textarea-horizontal-align="justify" draw:textarea-vertical-align="middle" draw:auto-grow-height="false" fo:min-height="5.3445in" fo:min-width="6.3181in" fo:padding-top="0.039in" fo:padding-bottom="0.039in" fo:padding-left="0.039in" fo:padding-right="0.0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799in" svg:stroke-color="#000000" draw:marker-start-width="0.2575in" draw:marker-end-width="0.2575in" draw:fill-color="#eeeeee" draw:textarea-horizontal-align="justify" draw:textarea-vertical-align="middle" draw:auto-grow-height="false" fo:min-height="9in" fo:min-width="6.528in" fo:padding-top="0.039in" fo:padding-bottom="0.039in" fo:padding-left="0.039in" fo:padding-right="0.0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799in" svg:stroke-color="#000000" draw:marker-start-width="0.2575in" draw:marker-end-width="0.2575in" draw:fill-color="#eeeeee" draw:textarea-horizontal-align="justify" draw:textarea-vertical-align="middle" draw:auto-grow-height="false" fo:min-height="3.2217in" fo:min-width="6.5472in" fo:padding-top="0.039in" fo:padding-bottom="0.039in" fo:padding-left="0.039in" fo:padding-right="0.0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799in" svg:stroke-color="#000000" draw:marker-start-width="0.2575in" draw:marker-end-width="0.2575in" draw:fill-color="#eeeeee" draw:textarea-horizontal-align="justify" draw:textarea-vertical-align="middle" draw:auto-grow-height="false" fo:min-height="5.3598in" fo:min-width="5.8835in" fo:padding-top="0.039in" fo:padding-bottom="0.039in" fo:padding-left="0.039in" fo:padding-right="0.0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799in" svg:stroke-color="#000000" draw:marker-start-width="0.2575in" draw:marker-end-width="0.2575in" draw:fill-color="#eeeeee" draw:textarea-horizontal-align="justify" draw:textarea-vertical-align="middle" draw:auto-grow-height="false" fo:min-height="4.4945in" fo:min-width="5.9764in" fo:padding-top="0.039in" fo:padding-bottom="0.039in" fo:padding-left="0.039in" fo:padding-right="0.0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799in" svg:stroke-color="#000000" draw:marker-start-width="0.2575in" draw:marker-end-width="0.2575in" draw:fill-color="#eeeeee" draw:textarea-horizontal-align="justify" draw:textarea-vertical-align="middle" draw:auto-grow-height="false" fo:min-height="4.1055in" fo:min-width="6.1055in" fo:padding-top="0.039in" fo:padding-bottom="0.039in" fo:padding-left="0.039in" fo:padding-right="0.0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0398in" loext:decorative="false" style:run-through="foreground" style:wrap="dynamic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draw:frame text:anchor-type="paragraph" draw:z-index="0" draw:name="Text Frame 1" draw:style-name="gr8" draw:text-style-name="P55" svg:width="3.3732in" svg:height="1.0398in" svg:x="1.7756in" svg:y="2.6319in"><draw:text-box><text:p text:style-name="P53"><text:span text:style-name="T37">Rapport sur </text:span></text:p><text:p text:style-name="P53"><text:span text:style-name="T38">les algorithme de TRI</text:span></text:p></draw:text-box></draw:frame><draw:frame text:anchor-type="paragraph" draw:z-index="1" draw:name="Text Frame 2" draw:style-name="gr7" draw:text-style-name="P54" svg:width="2.9024in" svg:height="1.4024in" svg:x="2.0118in" svg:y="3.9811in"><draw:text-box><text:p text:style-name="P53"><text:span text:style-name="T33">Par</text:span></text:p><text:p text:style-name="P53"><text:span text:style-name="T34">TADJINE Said</text:span></text:p><text:p text:style-name="P53"><text:span text:style-name="T35">Section: </text:span><text:span text:style-name="T36">B</text:span><text:span text:style-name="T35"><text:tab/></text:span><text:span text:style-name="T35">Groupe: </text:span><text:span text:style-name="T36">4</text:span></text:p></draw:text-box></draw:frame></text:p>
      <text:p text:style-name="P26">Tri par selection</text:p>
      <text:p text:style-name="P11"><text:span text:style-name="T4">Explication</text:span>: </text:p>
      <text:p text:style-name="P11"><text:tab/>Le principe de ce tri est que, on prend un élément d’une table et après on sélection dans toutes les case suivante pour trouver le plus petit élément entre eux, a la fin on fait une permutation</text:p>
      <text:p text:style-name="P31"/>
      <text:p text:style-name="P5">Code de la fonction:</text:p>
      <text:p text:style-name="P9"/>
      <text:p text:style-name="P23"/>
      <text:p text:style-name="P9"><draw:custom-shape text:anchor-type="paragraph" draw:z-index="2" draw:name="Shape 1" draw:style-name="gr6" draw:text-style-name="P52" svg:width="6.5488in" svg:height="4.5488in" svg:x="0.3256in" svg:y="0.1244in"><text:p text:style-name="P50"><text:span text:style-name="T24">void</text:span><text:span text:style-name="T27"> triSelection(</text:span><text:span text:style-name="T24">int</text:span><text:span text:style-name="T27"> *</text:span><text:span text:style-name="T31">T</text:span><text:span text:style-name="T27">, </text:span><text:span text:style-name="T24">int</text:span><text:span text:style-name="T27"> </text:span><text:span text:style-name="T31">n</text:span><text:span text:style-name="T27">){</text:span></text:p><text:p text:style-name="P51"><text:span text:style-name="T32">    </text:span><text:span text:style-name="T24">int</text:span><text:span text:style-name="T27"> tmp = </text:span><text:span text:style-name="T29">0</text:span><text:span text:style-name="T27">;</text:span></text:p><text:p text:style-name="P51"><text:span text:style-name="T32">    </text:span><text:span text:style-name="T24">for</text:span><text:span text:style-name="T27">(</text:span><text:span text:style-name="T24">int</text:span><text:span text:style-name="T27"> i = </text:span><text:span text:style-name="T29">0</text:span><text:span text:style-name="T27">; i &lt; </text:span><text:span text:style-name="T31">n</text:span><text:span text:style-name="T27"> - </text:span><text:span text:style-name="T29">1</text:span><text:span text:style-name="T27">; i++){</text:span></text:p><text:p text:style-name="P51"><text:span text:style-name="T32">        </text:span><text:span text:style-name="T24">int</text:span><text:span text:style-name="T27"> min = i;</text:span></text:p><text:p text:style-name="P51"><text:span text:style-name="T32">        </text:span><text:span text:style-name="T24">for</text:span><text:span text:style-name="T27">(</text:span><text:span text:style-name="T24">int</text:span><text:span text:style-name="T27"> j = i + </text:span><text:span text:style-name="T29">1</text:span><text:span text:style-name="T27">; j &lt; </text:span><text:span text:style-name="T31">n</text:span><text:span text:style-name="T27">; j++){</text:span></text:p><text:p text:style-name="P51"><text:span text:style-name="T32">            </text:span><text:span text:style-name="T24">if</text:span><text:span text:style-name="T27">(</text:span><text:span text:style-name="T31">T</text:span><text:span text:style-name="T27">[j] &lt; </text:span><text:span text:style-name="T31">T</text:span><text:span text:style-name="T27">[min]){</text:span></text:p><text:p text:style-name="P51"><text:span text:style-name="T32">                </text:span><text:span text:style-name="T27">min = j;</text:span></text:p><text:p text:style-name="P51"><text:span text:style-name="T32">            </text:span><text:span text:style-name="T27">}</text:span></text:p><text:p text:style-name="P51"><text:span text:style-name="T32">        </text:span><text:span text:style-name="T27">}</text:span></text:p><text:p text:style-name="P51"><text:span text:style-name="T32">        </text:span><text:span text:style-name="T24">if</text:span><text:span text:style-name="T27">(min != i){</text:span></text:p><text:p text:style-name="P51"><text:span text:style-name="T32">            </text:span><text:span text:style-name="T27">tmp = </text:span><text:span text:style-name="T31">T</text:span><text:span text:style-name="T27">[i];</text:span></text:p><text:p text:style-name="P51"><text:span text:style-name="T32">            </text:span><text:span text:style-name="T31">T</text:span><text:span text:style-name="T27">[i] = </text:span><text:span text:style-name="T31">T</text:span><text:span text:style-name="T27">[min];</text:span></text:p><text:p text:style-name="P51"><text:span text:style-name="T32">            </text:span><text:span text:style-name="T31">T</text:span><text:span text:style-name="T27">[min] = tmp;</text:span></text:p><text:p text:style-name="P51"><text:span text:style-name="T32">        </text:span><text:span text:style-name="T27">}</text:span></text:p><text:p text:style-name="P51"><text:span text:style-name="T32">    </text:span><text:span text:style-name="T27">}</text:span></text:p><text:p text:style-name="P51"><text:span text:style-name="T27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>Tri par <text:span text:style-name="T11">insertion</text:span></text:p>
      <text:p text:style-name="P12"><text:span text:style-name="T4">Explication</text:span>: </text:p>
      <text:p text:style-name="P13"><text:tab/><text:span text:style-name="T8">Ce tri consiste a considérer que le premier élément (T[0]) est déjà trie et démarrer par le deuxième (T[1]), on initialise une clé et on la compare avec tous les élément précédant et on décale toute les valeur plus grande que la clé a droite jusqu’à la fin de tableau.</text:span></text:p>
      <text:p text:style-name="P32"/>
      <text:p text:style-name="P4"><draw:custom-shape text:anchor-type="paragraph" draw:z-index="3" draw:name="Shape 2" draw:style-name="gr5" draw:text-style-name="P49" svg:width="6.5488in" svg:height="5.0669in" svg:x="0.4634in" svg:y="0.548in"><text:p text:style-name="P47"><text:span text:style-name="T24">void</text:span><text:span text:style-name="T25"> </text:span><text:span text:style-name="T26">triInsertion</text:span><text:span text:style-name="T25">(</text:span><text:span text:style-name="T24">int</text:span><text:span text:style-name="T25"> </text:span><text:span text:style-name="T27">*</text:span><text:span text:style-name="T28">T</text:span><text:span text:style-name="T25">, </text:span><text:span text:style-name="T24">int</text:span><text:span text:style-name="T25"> </text:span><text:span text:style-name="T28">n</text:span><text:span text:style-name="T25">) {</text:span></text:p><text:p text:style-name="P48"><text:span text:style-name="T25">    </text:span><text:span text:style-name="T30">for</text:span><text:span text:style-name="T25"> (</text:span><text:span text:style-name="T24">int</text:span><text:span text:style-name="T25"> </text:span><text:span text:style-name="T28">i</text:span><text:span text:style-name="T25"> </text:span><text:span text:style-name="T27">=</text:span><text:span text:style-name="T25"> </text:span><text:span text:style-name="T29">1</text:span><text:span text:style-name="T25">; </text:span><text:span text:style-name="T28">i</text:span><text:span text:style-name="T25"> </text:span><text:span text:style-name="T27">&lt;</text:span><text:span text:style-name="T25"> </text:span><text:span text:style-name="T28">n</text:span><text:span text:style-name="T25">; </text:span><text:span text:style-name="T28">i</text:span><text:span text:style-name="T27">++</text:span><text:span text:style-name="T25">) {</text:span></text:p><text:p text:style-name="P48"><text:span text:style-name="T25">        </text:span><text:span text:style-name="T24">int</text:span><text:span text:style-name="T25"> </text:span><text:span text:style-name="T28">cle</text:span><text:span text:style-name="T25"> </text:span><text:span text:style-name="T27">=</text:span><text:span text:style-name="T25"> </text:span><text:span text:style-name="T28">T</text:span><text:span text:style-name="T25">[</text:span><text:span text:style-name="T28">i</text:span><text:span text:style-name="T25">];</text:span></text:p><text:p text:style-name="P48"><text:span text:style-name="T25">        </text:span><text:span text:style-name="T24">int</text:span><text:span text:style-name="T25"> </text:span><text:span text:style-name="T28">j</text:span><text:span text:style-name="T25"> </text:span><text:span text:style-name="T27">=</text:span><text:span text:style-name="T25"> </text:span><text:span text:style-name="T28">i</text:span><text:span text:style-name="T25"> </text:span><text:span text:style-name="T27">-</text:span><text:span text:style-name="T25"> </text:span><text:span text:style-name="T29">1</text:span><text:span text:style-name="T25">;</text:span></text:p><text:p text:style-name="P48"><text:span text:style-name="T25">        </text:span><text:span text:style-name="T30">while</text:span><text:span text:style-name="T25"> (</text:span><text:span text:style-name="T28">j</text:span><text:span text:style-name="T25"> </text:span><text:span text:style-name="T27">&gt;=</text:span><text:span text:style-name="T25"> </text:span><text:span text:style-name="T29">0</text:span><text:span text:style-name="T25"> </text:span><text:span text:style-name="T27">&amp;&amp;</text:span><text:span text:style-name="T25"> </text:span><text:span text:style-name="T28">T</text:span><text:span text:style-name="T25">[</text:span><text:span text:style-name="T28">j</text:span><text:span text:style-name="T25">] </text:span><text:span text:style-name="T27">&gt;</text:span><text:span text:style-name="T25"> </text:span><text:span text:style-name="T28">cle</text:span><text:span text:style-name="T25">) {</text:span></text:p><text:p text:style-name="P48"><text:span text:style-name="T25">            </text:span><text:span text:style-name="T28">T</text:span><text:span text:style-name="T25">[</text:span><text:span text:style-name="T28">j</text:span><text:span text:style-name="T25"> </text:span><text:span text:style-name="T27">+</text:span><text:span text:style-name="T25"> </text:span><text:span text:style-name="T29">1</text:span><text:span text:style-name="T25">] </text:span><text:span text:style-name="T27">=</text:span><text:span text:style-name="T25"> </text:span><text:span text:style-name="T28">T</text:span><text:span text:style-name="T25">[</text:span><text:span text:style-name="T28">j</text:span><text:span text:style-name="T25">];</text:span></text:p><text:p text:style-name="P48"><text:span text:style-name="T25">            </text:span><text:span text:style-name="T28">j</text:span><text:span text:style-name="T25"> </text:span><text:span text:style-name="T27">=</text:span><text:span text:style-name="T25"> </text:span><text:span text:style-name="T28">j</text:span><text:span text:style-name="T25"> </text:span><text:span text:style-name="T27">-</text:span><text:span text:style-name="T25"> </text:span><text:span text:style-name="T29">1</text:span><text:span text:style-name="T25">;</text:span></text:p><text:p text:style-name="P48"><text:span text:style-name="T25">        </text:span><text:span text:style-name="T25">}</text:span></text:p><text:p text:style-name="P48"><text:span text:style-name="T25">        </text:span><text:span text:style-name="T28">T</text:span><text:span text:style-name="T25">[</text:span><text:span text:style-name="T28">j</text:span><text:span text:style-name="T25"> </text:span><text:span text:style-name="T27">+</text:span><text:span text:style-name="T25"> </text:span><text:span text:style-name="T29">1</text:span><text:span text:style-name="T25">] </text:span><text:span text:style-name="T27">=</text:span><text:span text:style-name="T25"> </text:span><text:span text:style-name="T28">cle</text:span><text:span text:style-name="T25">;</text:span></text:p><text:p text:style-name="P48"><text:span text:style-name="T25">    </text:span><text:span text:style-name="T25">}</text:span></text:p><text:p text:style-name="P48"><text:span text:style-name="T25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ode de la fonction:</text:p>
      <text:p text:style-name="P28"><text:span text:style-name="T4">Tri </text:span><text:span text:style-name="T5">a bulle</text:span></text:p>
      <text:p text:style-name="P14"><text:span text:style-name="T4">Explication</text:span>: </text:p>
      <text:p text:style-name="P14"><text:tab/><text:span text:style-name="T11">Cet algorithme parcoure un tableau et il compare simplement chaque élément (T[j]) a son suivant [T[j+1]) et si trouve que T[j] est le plus petit il fais une permutation, cet algorithme décrémente</text:span><text:span text:style-name="T12"> la taille de tableau a parcoure car chaque toujours a chaque fois qu’il parcoure le tableau le plus grand élément se met en dernier.</text:span></text:p>
      <text:p text:style-name="P33"/>
      <text:p text:style-name="P6">Code de la fonction:</text:p>
      <text:p text:style-name="P24"><draw:custom-shape text:anchor-type="paragraph" draw:z-index="4" draw:name="Shape 3" draw:style-name="gr4" draw:text-style-name="P46" svg:width="6.5488in" svg:height="6.0252in" svg:x="0.4634in" svg:y="0.2161in"><text:p text:style-name="P44"><text:span text:style-name="T24">void</text:span><text:span text:style-name="T25"> </text:span><text:span text:style-name="T26">triBulles</text:span><text:span text:style-name="T25">(</text:span><text:span text:style-name="T24">int</text:span><text:span text:style-name="T25"> </text:span><text:span text:style-name="T27">*</text:span><text:span text:style-name="T28">T</text:span><text:span text:style-name="T25">, </text:span><text:span text:style-name="T24">int</text:span><text:span text:style-name="T25"> </text:span><text:span text:style-name="T28">n</text:span><text:span text:style-name="T25">) {</text:span></text:p><text:p text:style-name="P45"><text:span text:style-name="T25">    </text:span><text:span text:style-name="T24">int</text:span><text:span text:style-name="T25"> </text:span><text:span text:style-name="T28">tmp</text:span><text:span text:style-name="T25">, </text:span><text:span text:style-name="T28">i</text:span><text:span text:style-name="T25"> </text:span><text:span text:style-name="T27">=</text:span><text:span text:style-name="T25"> </text:span><text:span text:style-name="T28">n</text:span><text:span text:style-name="T27">-</text:span><text:span text:style-name="T29">1</text:span><text:span text:style-name="T25">;</text:span></text:p><text:p text:style-name="P45"><text:span text:style-name="T25">    </text:span><text:span text:style-name="T30">while</text:span><text:span text:style-name="T25">(</text:span><text:span text:style-name="T28">i</text:span><text:span text:style-name="T25"> </text:span><text:span text:style-name="T27">!=</text:span><text:span text:style-name="T25"> </text:span><text:span text:style-name="T29">0</text:span><text:span text:style-name="T25">){</text:span></text:p><text:p text:style-name="P45"><text:span text:style-name="T25">        </text:span><text:span text:style-name="T30">for</text:span><text:span text:style-name="T25">(</text:span><text:span text:style-name="T24">int</text:span><text:span text:style-name="T25"> </text:span><text:span text:style-name="T28">j</text:span><text:span text:style-name="T25"> </text:span><text:span text:style-name="T27">=</text:span><text:span text:style-name="T25"> </text:span><text:span text:style-name="T29">0</text:span><text:span text:style-name="T25">; </text:span><text:span text:style-name="T28">j</text:span><text:span text:style-name="T25"> </text:span><text:span text:style-name="T27">&lt;</text:span><text:span text:style-name="T25"> </text:span><text:span text:style-name="T28">i</text:span><text:span text:style-name="T25">; </text:span><text:span text:style-name="T28">j</text:span><text:span text:style-name="T27">++</text:span><text:span text:style-name="T25">){</text:span></text:p><text:p text:style-name="P45"><text:span text:style-name="T25">            </text:span><text:span text:style-name="T30">if</text:span><text:span text:style-name="T25">(</text:span><text:span text:style-name="T28">T</text:span><text:span text:style-name="T25">[</text:span><text:span text:style-name="T28">j</text:span><text:span text:style-name="T25">] </text:span><text:span text:style-name="T27">&gt;</text:span><text:span text:style-name="T25"> </text:span><text:span text:style-name="T28">T</text:span><text:span text:style-name="T25">[</text:span><text:span text:style-name="T28">j</text:span><text:span text:style-name="T27">+</text:span><text:span text:style-name="T29">1</text:span><text:span text:style-name="T25">]){</text:span></text:p><text:p text:style-name="P45"><text:span text:style-name="T25">                </text:span><text:span text:style-name="T28">tmp</text:span><text:span text:style-name="T25"> </text:span><text:span text:style-name="T27">=</text:span><text:span text:style-name="T25"> </text:span><text:span text:style-name="T28">T</text:span><text:span text:style-name="T25">[</text:span><text:span text:style-name="T28">j</text:span><text:span text:style-name="T25">];</text:span></text:p><text:p text:style-name="P45"><text:span text:style-name="T25">                </text:span><text:span text:style-name="T28">T</text:span><text:span text:style-name="T25">[</text:span><text:span text:style-name="T28">j</text:span><text:span text:style-name="T25">] </text:span><text:span text:style-name="T27">=</text:span><text:span text:style-name="T25"> </text:span><text:span text:style-name="T28">T</text:span><text:span text:style-name="T25">[</text:span><text:span text:style-name="T28">j</text:span><text:span text:style-name="T27">+</text:span><text:span text:style-name="T29">1</text:span><text:span text:style-name="T25">];</text:span></text:p><text:p text:style-name="P45"><text:span text:style-name="T25">                </text:span><text:span text:style-name="T28">T</text:span><text:span text:style-name="T25">[</text:span><text:span text:style-name="T28">j</text:span><text:span text:style-name="T27">+</text:span><text:span text:style-name="T29">1</text:span><text:span text:style-name="T25">] </text:span><text:span text:style-name="T27">=</text:span><text:span text:style-name="T25"> </text:span><text:span text:style-name="T28">tmp</text:span><text:span text:style-name="T25">;</text:span></text:p><text:p text:style-name="P45"><text:span text:style-name="T25">            </text:span><text:span text:style-name="T25">}</text:span></text:p><text:p text:style-name="P45"><text:span text:style-name="T25">        </text:span><text:span text:style-name="T25">}</text:span></text:p><text:p text:style-name="P45"><text:span text:style-name="T25">        </text:span><text:span text:style-name="T28">i</text:span><text:span text:style-name="T27">--</text:span><text:span text:style-name="T25">;</text:span></text:p><text:p text:style-name="P45"><text:span text:style-name="T25">    </text:span><text:span text:style-name="T25">}</text:span></text:p><text:p text:style-name="P45"><text:span text:style-name="T25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  <text:p text:style-name="P29"><text:span text:style-name="T4">Tri </text:span><text:span text:style-name="T6">Fusion</text:span></text:p>
      <text:p text:style-name="P15"><text:span text:style-name="T4">Explication</text:span>: </text:p>
      <text:p text:style-name="P15"><text:tab/><text:span text:style-name="T11">Cet algorithme </text:span><text:span text:style-name="T13">utilise la récursivité avec deux fonctions, on divise le tableau en deux autre tableau , refaire l’opération jusqu’à avoir des tableau d’un élément , et on sas que tout tableaux a un élément est trie, après </text:span><text:span text:style-name="T14">on prend ces tableaux et on les fusionnent et tri au même temps jusqu’à arriver a un tableau complet</text:span></text:p>
      <text:p text:style-name="P34"/>
      <text:p text:style-name="P35">Code de la fonction:</text:p>
      <text:p text:style-name="P21"><draw:custom-shape text:anchor-type="paragraph" draw:z-index="5" draw:name="Shape 4" draw:style-name="gr3" draw:text-style-name="P43" svg:width="6.9823in" svg:height="3.6567in" svg:x="0.1535in" svg:y="0.7874in"><text:p text:style-name="P41"><text:span text:style-name="T15">void</text:span><text:span text:style-name="T16"> </text:span><text:span text:style-name="T17">triFusion</text:span><text:span text:style-name="T16">(</text:span><text:span text:style-name="T15">int</text:span><text:span text:style-name="T16"> </text:span><text:span text:style-name="T18">*</text:span><text:span text:style-name="T19">T</text:span><text:span text:style-name="T16">, </text:span><text:span text:style-name="T15">int</text:span><text:span text:style-name="T16"> </text:span><text:span text:style-name="T19">debut</text:span><text:span text:style-name="T16">, </text:span><text:span text:style-name="T15">int</text:span><text:span text:style-name="T16"> </text:span><text:span text:style-name="T19">fin</text:span><text:span text:style-name="T16">){</text:span></text:p><text:p text:style-name="P42"><text:span text:style-name="T16">    </text:span><text:span text:style-name="T21">if</text:span><text:span text:style-name="T16">(</text:span><text:span text:style-name="T19">debut</text:span><text:span text:style-name="T16"> </text:span><text:span text:style-name="T18">&lt;</text:span><text:span text:style-name="T16"> </text:span><text:span text:style-name="T19">fin</text:span><text:span text:style-name="T16">) {</text:span></text:p><text:p text:style-name="P42"><text:span text:style-name="T16">        </text:span><text:span text:style-name="T15">int</text:span><text:span text:style-name="T16"> </text:span><text:span text:style-name="T19">milieu</text:span><text:span text:style-name="T16"> </text:span><text:span text:style-name="T18">=</text:span><text:span text:style-name="T16"> (</text:span><text:span text:style-name="T19">debut</text:span><text:span text:style-name="T16"> </text:span><text:span text:style-name="T18">+</text:span><text:span text:style-name="T16"> </text:span><text:span text:style-name="T19">fin</text:span><text:span text:style-name="T16">) </text:span><text:span text:style-name="T18">/</text:span><text:span text:style-name="T16"> </text:span><text:span text:style-name="T20">2</text:span><text:span text:style-name="T16">;</text:span></text:p><text:p text:style-name="P42"><text:span text:style-name="T16">        </text:span><text:span text:style-name="T17">triFusion</text:span><text:span text:style-name="T16">(</text:span><text:span text:style-name="T19">T</text:span><text:span text:style-name="T16">, </text:span><text:span text:style-name="T19">debut</text:span><text:span text:style-name="T16">, </text:span><text:span text:style-name="T19">milieu</text:span><text:span text:style-name="T16">);</text:span></text:p><text:p text:style-name="P42"><text:span text:style-name="T16">        </text:span><text:span text:style-name="T17">triFusion</text:span><text:span text:style-name="T16">(</text:span><text:span text:style-name="T19">T</text:span><text:span text:style-name="T16">, </text:span><text:span text:style-name="T19">milieu</text:span><text:span text:style-name="T16"> </text:span><text:span text:style-name="T18">+</text:span><text:span text:style-name="T16"> </text:span><text:span text:style-name="T20">1</text:span><text:span text:style-name="T16">, </text:span><text:span text:style-name="T19">fin</text:span><text:span text:style-name="T16">);</text:span></text:p><text:p text:style-name="P42"><text:span text:style-name="T16">        </text:span><text:span text:style-name="T17">fusionner</text:span><text:span text:style-name="T16">(</text:span><text:span text:style-name="T19">T</text:span><text:span text:style-name="T16">, </text:span><text:span text:style-name="T19">debut</text:span><text:span text:style-name="T16">, </text:span><text:span text:style-name="T19">milieu</text:span><text:span text:style-name="T16">, </text:span><text:span text:style-name="T19">fin</text:span><text:span text:style-name="T16">); </text:span></text:p><text:p text:style-name="P42"><text:span text:style-name="T23">    </text:span><text:span text:style-name="T16">}</text:span></text:p><text:p text:style-name="P42"><text:span text:style-name="T23">}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"/></text:p>
      <text:p text:style-name="P18"><draw:custom-shape text:anchor-type="paragraph" draw:z-index="6" draw:name="Shape 5" draw:style-name="gr2" draw:text-style-name="P40" svg:width="7.3197in" svg:height="9.7921in" svg:x="-0.1346in" svg:y="-0.3374in"><text:p text:style-name="P39"><text:span text:style-name="T22">void fusionner(int *T, int debut, int milieu, int fin) {</text:span></text:p><text:p text:style-name="P39"><text:span text:style-name="T22"><text:s text:c="2"/></text:span><text:span text:style-name="T22">int i1 = debut, i2 = milieu + 1, k = 0;</text:span></text:p><text:p text:style-name="P39"><text:span text:style-name="T22"><text:s text:c="2"/></text:span><text:span text:style-name="T22">int taille = fin - debut + 1;</text:span></text:p><text:p text:style-name="P39"><text:span text:style-name="T22"><text:s text:c="2"/></text:span><text:span text:style-name="T22">int *tmp = (int*)malloc(taille * sizeof(int));</text:span></text:p><text:p text:style-name="P39"><text:span text:style-name="T22"><text:s text:c="2"/></text:span><text:span text:style-name="T22">while (i1 &lt;= milieu &amp;&amp; i2 &lt;= fin) {</text:span></text:p><text:p text:style-name="P39"><text:span text:style-name="T22"><text:s text:c="4"/></text:span><text:span text:style-name="T22">if (T[i1] &lt;= T[i2]) {</text:span></text:p><text:p text:style-name="P39"><text:span text:style-name="T22"><text:s text:c="6"/></text:span><text:span text:style-name="T22">tmp[k++] = T[i1++];</text:span></text:p><text:p text:style-name="P39"><text:span text:style-name="T22"><text:s text:c="4"/></text:span><text:span text:style-name="T22">} else {</text:span></text:p><text:p text:style-name="P39"><text:span text:style-name="T22"><text:s text:c="6"/></text:span><text:span text:style-name="T22">tmp[k++] = T[i2++];</text:span></text:p><text:p text:style-name="P39"><text:span text:style-name="T22"><text:s text:c="4"/></text:span><text:span text:style-name="T22">}</text:span></text:p><text:p text:style-name="P39"><text:span text:style-name="T22"><text:s text:c="2"/></text:span><text:span text:style-name="T22">}</text:span></text:p><text:p text:style-name="P39"><text:span text:style-name="T22"><text:s text:c="2"/></text:span><text:span text:style-name="T22">while (i1 &lt;= milieu) {</text:span></text:p><text:p text:style-name="P39"><text:span text:style-name="T22"><text:s text:c="4"/></text:span><text:span text:style-name="T22">tmp[k++] = T[i1++];</text:span></text:p><text:p text:style-name="P39"><text:span text:style-name="T22"><text:s text:c="2"/></text:span><text:span text:style-name="T22">}</text:span></text:p><text:p text:style-name="P39"><text:span text:style-name="T22"><text:s text:c="2"/></text:span><text:span text:style-name="T22">while (i2 &lt;= fin) {</text:span></text:p><text:p text:style-name="P39"><text:span text:style-name="T22"><text:s text:c="4"/></text:span><text:span text:style-name="T22">tmp[k++] = T[i2++];</text:span></text:p><text:p text:style-name="P39"><text:span text:style-name="T22"><text:s text:c="2"/></text:span><text:span text:style-name="T22">}</text:span></text:p><text:p text:style-name="P39"><text:span text:style-name="T22"><text:s text:c="2"/></text:span><text:span text:style-name="T22">for (k = 0; k &lt; taille; k++) {</text:span></text:p><text:p text:style-name="P39"><text:span text:style-name="T22"><text:s text:c="4"/></text:span><text:span text:style-name="T22">T[debut + k] = tmp[k];</text:span></text:p><text:p text:style-name="P39"><text:span text:style-name="T22"><text:s text:c="2"/></text:span><text:span text:style-name="T22">}</text:span></text:p><text:p text:style-name="P39"><text:span text:style-name="T22"/></text:p><text:p text:style-name="P39"><text:span text:style-name="T22"><text:s text:c="2"/></text:span><text:span text:style-name="T22">free(tmp);</text:span></text:p><text:p text:style-name="P39"><text:span text:style-name="T22">}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"/></text:p>
      <text:p text:style-name="P30"><text:span text:style-name="T4">Tri </text:span><text:span text:style-name="T7">Rapide</text:span></text:p>
      <text:p text:style-name="P16"><text:span text:style-name="T4">Explication</text:span>: </text:p>
      <text:p text:style-name="P25"><text:span text:style-name="T2"><text:tab/></text:span><text:span text:style-name="T3">C’est un </text:span><text:span text:style-name="T2">algorithme qui utilise le principe du "diviser pour régner". On comm</text:span><text:span text:style-name="T3">a</text:span><text:span text:style-name="T2">nce par choisir un élément du tableau, appelé </text:span><text:span text:style-name="Strong_20_Emphasis"><text:span text:style-name="T2">pivot</text:span></text:span><text:span text:style-name="T2">. Ensuite, on réorganise le tableau de façon à ce que tous les éléments plus petits que le pivot soient placés à gauche, et tous les éléments plus grands à droite. Une fois cette étape terminée, le pivot est à sa position finale. </text:span><text:span text:style-name="T1">Ensuite, on applique la même procédure de manière récursive sur les deux sous-tableaux (celui de gauche et celui de droite) jusqu’à ce que chaque sous-tableau contienne un seul élément ou soit vide. À la fin, on obtient un tableau complètement trié.</text:span></text:p>
      <text:p text:style-name="P19"><text:span text:style-name="T9">Code de la fonction:</text:span><text:span text:style-name="T9"/></text:p>
      <text:p text:style-name="P17"><draw:custom-shape text:anchor-type="paragraph" draw:z-index="7" draw:name="Shape 6" draw:style-name="gr1" draw:text-style-name="P38" svg:width="6.9823in" svg:height="6.0087in" svg:x="0.1535in" svg:y="0.1665in"><text:p text:style-name="P36"><text:span text:style-name="T15">void</text:span><text:span text:style-name="T16"> </text:span><text:span text:style-name="T17">triRapide</text:span><text:span text:style-name="T16">(</text:span><text:span text:style-name="T15">int</text:span><text:span text:style-name="T16"> </text:span><text:span text:style-name="T18">*</text:span><text:span text:style-name="T19">T</text:span><text:span text:style-name="T16">, </text:span><text:span text:style-name="T15">int</text:span><text:span text:style-name="T16"> </text:span><text:span text:style-name="T19">d</text:span><text:span text:style-name="T16">, </text:span><text:span text:style-name="T15">int</text:span><text:span text:style-name="T16"> </text:span><text:span text:style-name="T19">f</text:span><text:span text:style-name="T16">) {</text:span></text:p><text:p text:style-name="P37"><text:span text:style-name="T16">    </text:span><text:span text:style-name="T15">int</text:span><text:span text:style-name="T16"> </text:span><text:span text:style-name="T19">pivot</text:span><text:span text:style-name="T16"> </text:span><text:span text:style-name="T18">=</text:span><text:span text:style-name="T16"> </text:span><text:span text:style-name="T19">T</text:span><text:span text:style-name="T16">[</text:span><text:span text:style-name="T19">f</text:span><text:span text:style-name="T16">];</text:span></text:p><text:p text:style-name="P37"><text:span text:style-name="T16">    </text:span><text:span text:style-name="T15">int</text:span><text:span text:style-name="T16"> </text:span><text:span text:style-name="T19">i</text:span><text:span text:style-name="T16"> </text:span><text:span text:style-name="T18">=</text:span><text:span text:style-name="T16"> </text:span><text:span text:style-name="T19">d</text:span><text:span text:style-name="T16"> </text:span><text:span text:style-name="T18">-</text:span><text:span text:style-name="T16"> </text:span><text:span text:style-name="T20">1</text:span><text:span text:style-name="T16">;</text:span></text:p><text:p text:style-name="P37"><text:span text:style-name="T16">    </text:span><text:span text:style-name="T21">for</text:span><text:span text:style-name="T16"> (</text:span><text:span text:style-name="T15">int</text:span><text:span text:style-name="T16"> </text:span><text:span text:style-name="T19">j</text:span><text:span text:style-name="T16"> </text:span><text:span text:style-name="T18">=</text:span><text:span text:style-name="T16"> </text:span><text:span text:style-name="T19">d</text:span><text:span text:style-name="T16">; </text:span><text:span text:style-name="T19">j</text:span><text:span text:style-name="T16"> </text:span><text:span text:style-name="T18">&lt;</text:span><text:span text:style-name="T16"> </text:span><text:span text:style-name="T19">f</text:span><text:span text:style-name="T16">; </text:span><text:span text:style-name="T19">j</text:span><text:span text:style-name="T18">++</text:span><text:span text:style-name="T16">) {</text:span></text:p><text:p text:style-name="P37"><text:span text:style-name="T16">        </text:span><text:span text:style-name="T21">if</text:span><text:span text:style-name="T16"> (</text:span><text:span text:style-name="T19">T</text:span><text:span text:style-name="T16">[</text:span><text:span text:style-name="T19">j</text:span><text:span text:style-name="T16">] </text:span><text:span text:style-name="T18">&lt;=</text:span><text:span text:style-name="T16"> </text:span><text:span text:style-name="T19">pivot</text:span><text:span text:style-name="T16">) {</text:span></text:p><text:p text:style-name="P37"><text:span text:style-name="T16">            </text:span><text:span text:style-name="T19">i</text:span><text:span text:style-name="T18">++</text:span><text:span text:style-name="T16">;</text:span></text:p><text:p text:style-name="P37"><text:span text:style-name="T16">            </text:span><text:span text:style-name="T17">permuter</text:span><text:span text:style-name="T16">(</text:span><text:span text:style-name="T18">&amp;</text:span><text:span text:style-name="T19">T</text:span><text:span text:style-name="T16">[</text:span><text:span text:style-name="T19">i</text:span><text:span text:style-name="T16">], </text:span><text:span text:style-name="T18">&amp;</text:span><text:span text:style-name="T19">T</text:span><text:span text:style-name="T16">[</text:span><text:span text:style-name="T19">j</text:span><text:span text:style-name="T16">]);</text:span></text:p><text:p text:style-name="P37"><text:span text:style-name="T16">        </text:span><text:span text:style-name="T16">}</text:span></text:p><text:p text:style-name="P37"><text:span text:style-name="T16">    </text:span><text:span text:style-name="T16">}</text:span></text:p><text:p text:style-name="P37"><text:span text:style-name="T16">    </text:span><text:span text:style-name="T17">permuter</text:span><text:span text:style-name="T16">(</text:span><text:span text:style-name="T18">&amp;</text:span><text:span text:style-name="T19">T</text:span><text:span text:style-name="T16">[</text:span><text:span text:style-name="T19">i</text:span><text:span text:style-name="T16"> </text:span><text:span text:style-name="T18">+</text:span><text:span text:style-name="T16"> </text:span><text:span text:style-name="T20">1</text:span><text:span text:style-name="T16">], </text:span><text:span text:style-name="T18">&amp;</text:span><text:span text:style-name="T19">T</text:span><text:span text:style-name="T16">[</text:span><text:span text:style-name="T19">f</text:span><text:span text:style-name="T16">]);</text:span></text:p><text:p text:style-name="P37"><text:span text:style-name="T16">    </text:span><text:span text:style-name="T17">triRapide</text:span><text:span text:style-name="T16">(</text:span><text:span text:style-name="T19">T</text:span><text:span text:style-name="T16">, </text:span><text:span text:style-name="T19">d</text:span><text:span text:style-name="T16">, </text:span><text:span text:style-name="T19">i</text:span><text:span text:style-name="T16">);</text:span></text:p><text:p text:style-name="P37"><text:span text:style-name="T16">    </text:span><text:span text:style-name="T17">triRapide</text:span><text:span text:style-name="T16">(</text:span><text:span text:style-name="T19">T</text:span><text:span text:style-name="T16">, </text:span><text:span text:style-name="T19">i</text:span><text:span text:style-name="T16"> </text:span><text:span text:style-name="T18">+</text:span><text:span text:style-name="T16"> </text:span><text:span text:style-name="T20">2</text:span><text:span text:style-name="T16">, </text:span><text:span text:style-name="T19">f</text:span><text:span text:style-name="T16">);</text:span></text:p><text:p text:style-name="P37"><text:span text:style-name="T16">}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3"/>
      <text:p text:style-name="P7">Test avec des taille de tableau différent 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2" office:value-type="string">
            <text:p text:style-name="P20">N =</text:p>
          </table:table-cell>
          <table:covered-table-cell/>
          <table:table-cell table:style-name="Table1.A1" office:value-type="string">
            <text:p text:style-name="P20">1000</text:p>
          </table:table-cell>
          <table:table-cell table:style-name="Table1.A1" office:value-type="string">
            <text:p text:style-name="P20">10000</text:p>
          </table:table-cell>
          <table:table-cell table:style-name="Table1.A1" office:value-type="string">
            <text:p text:style-name="P20">100000</text:p>
          </table:table-cell>
          <table:table-cell table:style-name="Table1.F1" office:value-type="string">
            <text:p text:style-name="P20">1000000</text:p>
          </table:table-cell>
        </table:table-row>
        <table:table-row>
          <table:table-cell table:style-name="Table1.A2" table:number-rows-spanned="5" office:value-type="string">
            <text:p text:style-name="P20">Temps d’exé-cution (s) </text:p>
          </table:table-cell>
          <table:table-cell table:style-name="Table1.A2" office:value-type="string">
            <text:p text:style-name="P20">Tri par selection</text:p>
          </table:table-cell>
          <table:table-cell table:style-name="Table1.A2" office:value-type="string">
            <text:p text:style-name="P22">0.002</text:p>
          </table:table-cell>
          <table:table-cell table:style-name="Table1.A2" office:value-type="string">
            <text:p text:style-name="P22">0.087</text:p>
          </table:table-cell>
          <table:table-cell table:style-name="Table1.A2" office:value-type="string">
            <text:p text:style-name="P22">7.478</text:p>
          </table:table-cell>
          <table:table-cell table:style-name="Table1.F2" office:value-type="string">
            <text:p text:style-name="P22">1277.104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0">Tri par insertion</text:p>
          </table:table-cell>
          <table:table-cell table:style-name="Table1.A2" office:value-type="string">
            <text:p text:style-name="P22">0.001</text:p>
          </table:table-cell>
          <table:table-cell table:style-name="Table1.A2" office:value-type="string">
            <text:p text:style-name="P22">0.077</text:p>
          </table:table-cell>
          <table:table-cell table:style-name="Table1.A2" office:value-type="string">
            <text:p text:style-name="P22">7.671</text:p>
          </table:table-cell>
          <table:table-cell table:style-name="Table1.F2" office:value-type="string">
            <text:p text:style-name="P22">529.771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0">Tri a bulle</text:p>
          </table:table-cell>
          <table:table-cell table:style-name="Table1.A2" office:value-type="string">
            <text:p text:style-name="P22">0.003</text:p>
          </table:table-cell>
          <table:table-cell table:style-name="Table1.A2" office:value-type="string">
            <text:p text:style-name="P22">0.198</text:p>
          </table:table-cell>
          <table:table-cell table:style-name="Table1.A2" office:value-type="string">
            <text:p text:style-name="P22">32.838</text:p>
          </table:table-cell>
          <table:table-cell table:style-name="Table1.F2" office:value-type="string">
            <text:p text:style-name="P22">3427.9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0">Tri fusion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.001</text:p>
          </table:table-cell>
          <table:table-cell table:style-name="Table1.A2" office:value-type="string">
            <text:p text:style-name="P22">0.014</text:p>
          </table:table-cell>
          <table:table-cell table:style-name="Table1.F2" office:value-type="string">
            <text:p text:style-name="P22">0.15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0">Tri rapide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.001</text:p>
          </table:table-cell>
          <table:table-cell table:style-name="Table1.A2" office:value-type="string">
            <text:p text:style-name="P22">0.009</text:p>
          </table:table-cell>
          <table:table-cell table:style-name="Table1.F2" office:value-type="string">
            <text:p text:style-name="P22">0.108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onsolas" svg:font-family="Consolas, 'Courier New'"/>
    <style:font-face style:name="Consolas1" svg:font-family="Consolas, 'Courier New'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21:57:11.731000000</meta:creation-date>
    <dc:date>2024-11-24T08:27:14.796000000</dc:date>
    <meta:editing-duration>PT14M18S</meta:editing-duration>
    <meta:editing-cycles>4</meta:editing-cycles>
    <meta:generator>LibreOffice/24.2.3.2$Windows_X86_64 LibreOffice_project/433d9c2ded56988e8a90e6b2e771ee4e6a5ab2ba</meta:generator>
    <meta:document-statistic meta:table-count="1" meta:image-count="0" meta:object-count="0" meta:page-count="8" meta:paragraph-count="52" meta:word-count="392" meta:character-count="2211" meta:non-whitespace-character-count="1860"/>
  </office:meta>
</office:document-meta>
</file>